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5b4d3"/>
    </style:style>
    <style:style style:name="P2" style:family="paragraph" style:parent-style-name="Standard">
      <style:paragraph-properties fo:text-align="center" style:justify-single-word="false"/>
      <style:text-properties style:font-name="Serif" fo:font-size="30pt" officeooo:rsid="001b9c79" officeooo:paragraph-rsid="001b39b8" style:font-size-asian="30pt" style:font-size-complex="30pt"/>
    </style:style>
    <style:style style:name="P3" style:family="paragraph" style:parent-style-name="Standard">
      <style:text-properties style:font-name="Serif" fo:font-size="30pt" officeooo:rsid="001b9c79" officeooo:paragraph-rsid="0015b4d3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style:font-name="Serif" fo:font-size="28pt" officeooo:rsid="001b9c79" officeooo:paragraph-rsid="001b39b8" style:font-size-asian="24.5pt" style:font-size-complex="28pt"/>
    </style:style>
    <style:style style:name="P5" style:family="paragraph" style:parent-style-name="Standard">
      <style:text-properties fo:font-size="11pt" officeooo:rsid="000c3b73" style:font-size-asian="11pt" style:font-size-complex="11pt"/>
    </style:style>
    <style:style style:name="P6" style:family="paragraph" style:parent-style-name="Standard">
      <style:text-properties fo:font-size="11pt" officeooo:rsid="000c3b73" officeooo:paragraph-rsid="000c3b73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15pt" officeooo:rsid="001b39b8" officeooo:paragraph-rsid="001b39b8" style:font-size-asian="15pt" style:font-size-complex="15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b39b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e7134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e7134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sans-serif" fo:font-size="11pt" fo:letter-spacing="0.106cm" fo:font-style="normal" fo:font-weight="bold" officeooo:rsid="001b9c79" officeooo:paragraph-rsid="001b39b8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131313" loext:opacity="100%" style:text-line-through-style="none" style:text-line-through-type="none" style:font-name="sans-serif" fo:font-size="10.5pt" fo:letter-spacing="normal" fo:font-style="normal" style:text-underline-style="none" fo:font-weight="normal" officeooo:rsid="001b9c79" officeooo:paragraph-rsid="001b39b8" style:text-blinking="false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39b8" officeooo:paragraph-rsid="001b39b8"/>
    </style:style>
    <style:style style:name="P14" style:family="paragraph" style:parent-style-name="Standard">
      <style:text-properties officeooo:rsid="001b9c79" officeooo:paragraph-rsid="001b39b8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b9c79" officeooo:paragraph-rsid="001e7134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131313" loext:opacity="100%" style:text-line-through-style="none" style:text-line-through-type="none" style:font-name="sans-serif" fo:font-size="10.5pt" fo:letter-spacing="normal" fo:font-style="normal" style:text-underline-style="none" fo:font-weight="normal" officeooo:rsid="001b9c79" officeooo:paragraph-rsid="001b39b8" style:text-blinking="false" style:font-size-asian="10.5pt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Serif" fo:font-size="30pt" officeooo:rsid="001b9c79" officeooo:paragraph-rsid="001b39b8" style:font-size-asian="30pt" style:font-size-complex="30pt"/>
    </style:style>
    <style:style style:name="T1" style:family="text">
      <style:text-properties fo:font-variant="normal" fo:text-transform="none" fo:color="#000000" loext:opacity="100%" style:font-name="Times New Roman" fo:letter-spacing="normal" fo:font-style="normal" fo:font-weight="normal" officeooo:rsid="001e7134"/>
    </style:style>
    <style:style style:name="T2" style:family="text">
      <style:text-properties officeooo:rsid="00264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NOUVELLE </text:p>
      <text:p text:style-name="P2">DISPOSITION</text:p>
      <text:p text:style-name="P2"/>
      <text:p text:style-name="P2"/>
      <text:p text:style-name="P14"/>
      <text:p text:style-name="P7">traduction simplifiée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9">Domaine public</text:p>
      <text:p text:style-name="P11"><text:span text:style-name="T2">AVRIL</text:span> 202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1.02cm" fo:page-height="22.22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.131cm">
          <style:column style:rel-width="32767*" fo:start-indent="0cm" fo:end-indent="1.065cm"/>
          <style:column style:rel-width="32768*" fo:start-indent="1.06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7T07:21:09.809000000</meta:creation-date>
    <dc:date>2023-04-23T01:05:39.057000000</dc:date>
    <meta:editing-duration>PT4H8M9S</meta:editing-duration>
    <meta:editing-cycles>19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5" meta:word-count="8" meta:character-count="65" meta:non-whitespace-character-count="61"/>
  </office:meta>
</office:document-meta>
</file>